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7ed33"/>
    </style:style>
    <style:style style:name="P2" style:family="paragraph" style:parent-style-name="Text_20_body">
      <style:text-properties officeooo:paragraph-rsid="0017ed33"/>
    </style:style>
    <style:style style:name="P3" style:family="paragraph" style:parent-style-name="Text_20_body">
      <style:paragraph-properties fo:text-align="justify" style:justify-single-word="false"/>
      <style:text-properties officeooo:paragraph-rsid="001cea3a"/>
    </style:style>
    <style:style style:name="P4" style:family="paragraph" style:parent-style-name="Text_20_body">
      <style:paragraph-properties fo:text-align="justify" style:justify-single-word="false"/>
    </style:style>
    <style:style style:name="T1" style:family="text">
      <style:text-properties fo:font-weight="normal" officeooo:rsid="001ff902" style:font-weight-asian="normal" style:font-weight-complex="normal"/>
    </style:style>
    <style:style style:name="T2" style:family="text">
      <style:text-properties fo:font-weight="normal" officeooo:rsid="00216d0f" style:font-weight-asian="normal" style:font-weight-complex="normal"/>
    </style:style>
    <style:style style:name="T3" style:family="text">
      <style:text-properties fo:font-weight="normal" officeooo:rsid="0023478e" style:font-weight-asian="normal" style:font-weight-complex="normal"/>
    </style:style>
    <style:style style:name="T4" style:family="text">
      <style:text-properties officeooo:rsid="0012fe92"/>
    </style:style>
    <style:style style:name="T5" style:family="text">
      <style:text-properties officeooo:rsid="001e4d1e"/>
    </style:style>
    <style:style style:name="T6" style:family="text">
      <style:text-properties officeooo:rsid="002160c7"/>
    </style:style>
    <style:style style:name="T7" style:family="text">
      <style:text-properties officeooo:rsid="0023478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Chapter </text:span><text:span text:style-name="Strong_20_Emphasis"><text:span text:style-name="T6">5: Conclusion</text:span></text:span></text:h>
      <text:p text:style-name="P2"><text:span text:style-name="Strong_20_Emphasis"><text:span text:style-name="T1"/></text:span></text:p>
      <text:p text:style-name="P3"><text:span text:style-name="Strong_20_Emphasis"><text:span text:style-name="T1">This dissertation bear</text:span></text:span><text:span text:style-name="Strong_20_Emphasis"><text:span text:style-name="T3">ed</text:span></text:span><text:span text:style-name="Strong_20_Emphasis"><text:span text:style-name="T1"> witness to a reality as devastating as it is rigorously substantiated: the Spanish mental health system, in its current configuration, systematically violates constitutional guarantees afforded to those labeled with psychiatric diagnoses—precisely at the moments they are most in need of protection. What is framed legally as an exceptional response to crisis has, in practice, become a permanent condition of structural coercion, epistemic silencing, and institutional impunity. This is not a theoretical argument. It is grounded in lived experience, corroborated by extensive documentation, expert testimonies, and the institutional record itself. The evidence is unequivocal: in Spain today, seeking help in moments of emotional distress or existential vulnerability often results in the total erosion of basic rights—liberty, dignity, family integrity, and the capacity to speak credibly or access support. The very act of narrating one’s suffering becomes dangerous in a context where narrative itself is colonized by institutional power. In a society marked by postmodern relativism and professionalized doubt, abusers can easily weaponize narrative therapy, reframe events to suit institutional interests, and conceal violence behind a façade of clinical discourse—especially when they control the diagnostic framing, the material conditions, and the channels of recognition. The law does not formally authorize such outcomes. But they occur routinely, because the system lacks meaningful judicial oversight, and operates on a structural presumption of incapacity that nullifies autonomy without due process, remedy, or accountability.</text:span></text:span></text:p>
      <text:p text:style-name="P4">This is not protection. It is harm. A regime in which those suffering are drugged, silenced, beaten, and abandoned, while the perpetrators remain protected—by protocol, by habit, by the very safeguards that should prevent abuse. Asking for help becomes dangerous. Reporting is exhausting and retraumatizing. The person, already hurt, is blamed, discredited, and made invisible. My case is not isolated. It is exemplary of a system that punishes vulnerability, rewards indifference, and shields cruelty with medical authority. The burden is placed entirely on the victim—to prove, to survive, to explain—while the system absolves itself of responsibility and consequence.</text:p>
      <text:p text:style-name="P4">This must end. No diagnosis justifies forced drugging. No moment of emotional pain should be converted into lifelong surveillance or legal degradation. The Constitution—if it still binds this system—does not permit irreversible decisions made without consent or recourse. What happened, and is still happening, must be acknowledged as a failure of law, of medicine, and of the basic human compact. This thesis calls for urgent structural repair, not theoretical debate. The facts are known. The consequences are brutal. The time to act is now, <text:span text:style-name="T7">as lives are ruined and lost, mounting, piling, pilling still, as if not knowing better, evidence also growing stronger, to ensure it all stops</text:span>.</text:p>
      <text:p text:style-name="P3"><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2:09:22.722325026</meta:creation-date>
    <meta:generator>LibreOffice/24.2.7.2$Linux_X86_64 LibreOffice_project/420$Build-2</meta:generator>
    <dc:date>2025-06-29T23:55:12.852323751</dc:date>
    <meta:editing-duration>PT11H9M15S</meta:editing-duration>
    <meta:editing-cycles>11</meta:editing-cycles>
    <meta:document-statistic meta:table-count="0" meta:image-count="0" meta:object-count="0" meta:page-count="1" meta:paragraph-count="4" meta:word-count="448" meta:character-count="3046" meta:non-whitespace-character-count="2610"/>
  </office:meta>
</office:document-meta>
</file>